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tudent Learning Outcom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7, 2021 (07:54:11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Discuss student learning outcomes and the like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Student Learning Outcom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7T23:54:17Z</meta:creation-date>
    <dc:date>2021-06-17T23:54:17Z</dc:date>
    <meta:user-defined meta:name="date" meta:value-type="string">June  17, 2021 (07:54:11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